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6aab4" officeooo:paragraph-rsid="076e0162" style:font-size-asian="10pt" style:font-style-asian="normal" style:font-weight-asian="normal" style:font-name-complex="Ari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text-properties fo:font-size="10pt" officeooo:paragraph-rsid="01166255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6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7" style:family="text">
      <style:text-properties style:font-name="Arial" officeooo:rsid="0016aab4" style:font-name-complex="Arial"/>
    </style:style>
    <style:style style:name="T18" style:family="text">
      <style:text-properties style:font-name="Arial" officeooo:rsid="00124150" style:font-name-complex="Arial"/>
    </style:style>
    <style:style style:name="T1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4" style:family="text">
      <style:text-properties officeooo:rsid="01867c7c"/>
    </style:style>
    <style:style style:name="T25" style:family="text">
      <style:text-properties officeooo:rsid="06fb2665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officeooo:rsid="06fc0c77"/>
    </style:style>
    <style:style style:name="T28" style:family="text">
      <style:text-properties officeooo:rsid="070a934d"/>
    </style:style>
    <style:style style:name="T29" style:family="text">
      <style:text-properties officeooo:rsid="00104cc9" style:font-name-complex="Pyidaungsu1"/>
    </style:style>
    <style:style style:name="T30" style:family="text">
      <style:text-properties officeooo:rsid="0780cfca" style:font-style-complex="normal" style:text-overline-style="none" style:text-overline-color="font-color"/>
    </style:style>
    <style:style style:name="T31" style:family="text">
      <style:text-properties style:font-name="Pyidaungsu1" officeooo:rsid="0016aab4" style:font-name-complex="Pyidaungsu1"/>
    </style:style>
    <style:style style:name="T32" style:family="text">
      <style:text-properties style:font-name="Pyidaungsu1" fo:font-size="9pt" officeooo:rsid="0016aab4" style:font-size-asian="9pt" style:font-name-complex="Pyidaungsu1" style:font-size-complex="9pt"/>
    </style:style>
    <style:style style:name="T33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0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6"><draw:custom-shape text:anchor-type="paragraph" draw:z-index="0" draw:name="Shape1" draw:style-name="gr1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3">= <text:s text:c="4"/></text:span><text:span text:style-name="T15"><text:text-input text:description="py3o://function=&quot;o._get_basic_allowance()&quot;">basic</text:text-input></text:span><text:span text:style-name="T18"><text:s/></text:span><text:span text:style-name="T33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31">( <text:s text:c="2"/></text:span><text:span text:style-name="T17"><text:s text:c="2"/></text:span><text:span text:style-name="T16"><text:text-input text:description="py3o://function=&quot;o._get_parents()&quot;">parents</text:text-input></text:span><text:span text:style-name="T17"><text:s text:c="3"/></text:span><text:span text:style-name="T31"><text:s text:c="2"/>)</text:span><text:span text:style-name="T2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text:span text:style-name="T21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27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27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text:span text:style-name="T21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pan text:style-name="T32"><text:s/>( <text:s text:c="5"/></text:span><text:span text:style-name="T11"><text:s/></text:span><text:span text:style-name="T15"><text:user-field-get text:name="py3o.o.children">children</text:user-field-get></text:span><text:span text:style-name="T11"><text:s text:c="3"/></text:span><text:span text:style-name="T32"><text:s text:c="4"/>) </text:span><text:span text:style-name="T2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text:span text:style-name="T31">ပေးသွင်း </text:span><text:span text:style-name="T17"><text:s text:c="2"/></text:span><text:span text:style-name="T14"><text:text-input text:description="py3o://function=&quot;o._get_premium_fee()&quot;">insurance_fee</text:text-input></text:span><text:span text:style-name="T17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3">အမည် <text:s text:c="2"/><text:span text:style-name="T7"><text:user-field-get text:name="py3o.o.company_id.hr_head_id.name">hr_head</text:user-field-get></text:span></text:p>
            <text:p text:style-name="P64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3">နိုင်ငံသားစိစစ်ရေးကတ်ပြားအမှတ်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<text:span text:style-name="T17">နုတ်ယူခြင်းခံရသည့်ငွေ</text:span></text:p>
            <text:p text:style-name="P49"><text:s text:c="6"/><text:span text:style-name="T30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28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><text:span text:style-name="T26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2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03:14.882000000</dc:date>
    <meta:editing-duration>P1DT8H33M6S</meta:editing-duration>
    <meta:editing-cycles>844</meta:editing-cycles>
    <meta:document-statistic meta:table-count="9" meta:image-count="0" meta:object-count="0" meta:page-count="3" meta:paragraph-count="129" meta:word-count="400" meta:character-count="2490" meta:non-whitespace-character-count="2184"/>
  </office:meta>
</office:document-meta>
</file>